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3.33cm"/>
    </style:style>
    <style:style style:name="co3" style:family="table-column">
      <style:table-column-properties fo:break-before="auto" style:column-width="3.161cm"/>
    </style:style>
    <style:style style:name="co4" style:family="table-column">
      <style:table-column-properties fo:break-before="auto" style:column-width="1.118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5.68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us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2"/>
          <table:table-cell office:value-type="string" calcext:value-type="string">
            <text:p>item_name</text:p>
          </table:table-cell>
          <table:table-cell office:value-type="string" calcext:value-type="string">
            <text:p>item_category</text:p>
          </table:table-cell>
          <table:table-cell table:style-name="Default" office:value-type="string" calcext:value-type="string">
            <text:p>cust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_set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pcurve_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G - HF</text:p>
          </table:table-cell>
          <table:table-cell table:formula="of:=[.A2] &amp; &quot;A, &quot; &amp; [.B2]" office:value-type="string" office:string-value="2A, gG - HF" calcext:value-type="string">
            <text:p>2A, gG - 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B2]" office:value-type="string" office:string-value="gG - HF" calcext:value-type="string">
            <text:p>gG - HF</text:p>
          </table:table-cell>
          <table:table-cell table:formula="of:=[.A2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2] &amp; &quot;.csv', 'params.json')&quot;" office:value-type="string" office:string-value="('fuse_lnt', '2.csv', 'params.json')" calcext:value-type="string">
            <text:p>('fuse_lnt', '2.csv', 'params.json'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G - HF</text:p>
          </table:table-cell>
          <table:table-cell table:formula="of:=[.A3] &amp; &quot;A, &quot; &amp; [.B3]" office:value-type="string" office:string-value="4A, gG - HF" calcext:value-type="string">
            <text:p>4A, gG - 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B3]" office:value-type="string" office:string-value="gG - HF" calcext:value-type="string">
            <text:p>gG - HF</text:p>
          </table:table-cell>
          <table:table-cell table:formula="of:=[.A3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3] &amp; &quot;.csv', 'params.json')&quot;" office:value-type="string" office:string-value="('fuse_lnt', '4.csv', 'params.json')" calcext:value-type="string">
            <text:p>('fuse_lnt', '4.csv', 'params.json'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G - HF</text:p>
          </table:table-cell>
          <table:table-cell table:formula="of:=[.A4] &amp; &quot;A, &quot; &amp; [.B4]" office:value-type="string" office:string-value="6A, gG - HF" calcext:value-type="string">
            <text:p>6A, gG - 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B4]" office:value-type="string" office:string-value="gG - HF" calcext:value-type="string">
            <text:p>gG - HF</text:p>
          </table:table-cell>
          <table:table-cell table:formula="of:=[.A4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4] &amp; &quot;.csv', 'params.json')&quot;" office:value-type="string" office:string-value="('fuse_lnt', '6.csv', 'params.json')" calcext:value-type="string">
            <text:p>('fuse_lnt', '6.csv', 'params.json'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G - HF</text:p>
          </table:table-cell>
          <table:table-cell table:formula="of:=[.A5] &amp; &quot;A, &quot; &amp; [.B5]" office:value-type="string" office:string-value="10A, gG - HF" calcext:value-type="string">
            <text:p>10A, gG - 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B5]" office:value-type="string" office:string-value="gG - HF" calcext:value-type="string">
            <text:p>gG - HF</text:p>
          </table:table-cell>
          <table:table-cell table:formula="of:=[.A5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5] &amp; &quot;.csv', 'params.json')&quot;" office:value-type="string" office:string-value="('fuse_lnt', '10.csv', 'params.json')" calcext:value-type="string">
            <text:p>('fuse_lnt', '10.csv', 'params.json'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G - HF</text:p>
          </table:table-cell>
          <table:table-cell table:formula="of:=[.A6] &amp; &quot;A, &quot; &amp; [.B6]" office:value-type="string" office:string-value="16A, gG - HF" calcext:value-type="string">
            <text:p>16A, gG - 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B6]" office:value-type="string" office:string-value="gG - HF" calcext:value-type="string">
            <text:p>gG - HF</text:p>
          </table:table-cell>
          <table:table-cell table:formula="of:=[.A6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6] &amp; &quot;.csv', 'params.json')&quot;" office:value-type="string" office:string-value="('fuse_lnt', '16.csv', 'params.json')" calcext:value-type="string">
            <text:p>('fuse_lnt', '16.csv', 'params.json'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G - HF</text:p>
          </table:table-cell>
          <table:table-cell table:formula="of:=[.A7] &amp; &quot;A, &quot; &amp; [.B7]" office:value-type="string" office:string-value="20A, gG - HF" calcext:value-type="string">
            <text:p>20A, gG - 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B7]" office:value-type="string" office:string-value="gG - HF" calcext:value-type="string">
            <text:p>gG - HF</text:p>
          </table:table-cell>
          <table:table-cell table:formula="of:=[.A7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7] &amp; &quot;.csv', 'params.json')&quot;" office:value-type="string" office:string-value="('fuse_lnt', '20.csv', 'params.json')" calcext:value-type="string">
            <text:p>('fuse_lnt', '20.csv', 'params.json'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G - HF</text:p>
          </table:table-cell>
          <table:table-cell table:formula="of:=[.A8] &amp; &quot;A, &quot; &amp; [.B8]" office:value-type="string" office:string-value="25A, gG - HF" calcext:value-type="string">
            <text:p>25A, gG - 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B8]" office:value-type="string" office:string-value="gG - HF" calcext:value-type="string">
            <text:p>gG - HF</text:p>
          </table:table-cell>
          <table:table-cell table:formula="of:=[.A8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8] &amp; &quot;.csv', 'params.json')&quot;" office:value-type="string" office:string-value="('fuse_lnt', '25.csv', 'params.json')" calcext:value-type="string">
            <text:p>('fuse_lnt', '25.csv', 'params.json'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G - HF</text:p>
          </table:table-cell>
          <table:table-cell table:formula="of:=[.A9] &amp; &quot;A, &quot; &amp; [.B9]" office:value-type="string" office:string-value="32A, gG - HF" calcext:value-type="string">
            <text:p>32A, gG - 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B9]" office:value-type="string" office:string-value="gG - HF" calcext:value-type="string">
            <text:p>gG - HF</text:p>
          </table:table-cell>
          <table:table-cell table:formula="of:=[.A9]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9] &amp; &quot;.csv', 'params.json')&quot;" office:value-type="string" office:string-value="('fuse_lnt', '32.csv', 'params.json')" calcext:value-type="string">
            <text:p>('fuse_lnt', '32.csv', 'params.json')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G - HF</text:p>
          </table:table-cell>
          <table:table-cell table:formula="of:=[.A10] &amp; &quot;A, &quot; &amp; [.B10]" office:value-type="string" office:string-value="40A, gG - HF" calcext:value-type="string">
            <text:p>40A, gG - 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B10]" office:value-type="string" office:string-value="gG - HF" calcext:value-type="string">
            <text:p>gG - HF</text:p>
          </table:table-cell>
          <table:table-cell table:formula="of:=[.A10]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10] &amp; &quot;.csv', 'params.json')&quot;" office:value-type="string" office:string-value="('fuse_lnt', '40.csv', 'params.json')" calcext:value-type="string">
            <text:p>('fuse_lnt', '40.csv', 'params.json'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G - HF</text:p>
          </table:table-cell>
          <table:table-cell table:formula="of:=[.A11] &amp; &quot;A, &quot; &amp; [.B11]" office:value-type="string" office:string-value="50A, gG - HF" calcext:value-type="string">
            <text:p>50A, gG - 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B11]" office:value-type="string" office:string-value="gG - HF" calcext:value-type="string">
            <text:p>gG - HF</text:p>
          </table:table-cell>
          <table:table-cell table:formula="of:=[.A11]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11] &amp; &quot;.csv', 'params.json')&quot;" office:value-type="string" office:string-value="('fuse_lnt', '50.csv', 'params.json')" calcext:value-type="string">
            <text:p>('fuse_lnt', '50.csv', 'params.json')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G - HF</text:p>
          </table:table-cell>
          <table:table-cell table:formula="of:=[.A12] &amp; &quot;A, &quot; &amp; [.B12]" office:value-type="string" office:string-value="63A, gG - HF" calcext:value-type="string">
            <text:p>63A, gG - 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B12]" office:value-type="string" office:string-value="gG - HF" calcext:value-type="string">
            <text:p>gG - HF</text:p>
          </table:table-cell>
          <table:table-cell table:formula="of:=[.A12]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12] &amp; &quot;.csv', 'params.json')&quot;" office:value-type="string" office:string-value="('fuse_lnt', '63.csv', 'params.json')" calcext:value-type="string">
            <text:p>('fuse_lnt', '63.csv', 'params.json')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G - HN</text:p>
          </table:table-cell>
          <table:table-cell table:formula="of:=[.A13] &amp; &quot;A, &quot; &amp; [.B13]" office:value-type="string" office:string-value="63A, gG - HN" calcext:value-type="string">
            <text:p>63A, gG - HN</text:p>
          </table:table-cell>
          <table:table-cell office:value-type="string" calcext:value-type="string">
            <text:p>gG fuse - HN - L&amp;T</text:p>
          </table:table-cell>
          <table:table-cell office:value-type="string" calcext:value-type="string">
            <text:p>True</text:p>
          </table:table-cell>
          <table:table-cell table:formula="of:=[.B13]" office:value-type="string" office:string-value="gG - HN" calcext:value-type="string">
            <text:p>gG - HN</text:p>
          </table:table-cell>
          <table:table-cell table:formula="of:=[.A13]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13] &amp; &quot;_1.csv', 'params.json')&quot;" office:value-type="string" office:string-value="('fuse_lnt', '63_1.csv', 'params.json')" calcext:value-type="string">
            <text:p>('fuse_lnt', '63_1.csv', 'params.json')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G - HN</text:p>
          </table:table-cell>
          <table:table-cell table:formula="of:=[.A14] &amp; &quot;A, &quot; &amp; [.B14]" office:value-type="string" office:string-value="80A, gG - HN" calcext:value-type="string">
            <text:p>80A, gG - HN</text:p>
          </table:table-cell>
          <table:table-cell office:value-type="string" calcext:value-type="string">
            <text:p>gG fuse - HN - L&amp;T</text:p>
          </table:table-cell>
          <table:table-cell office:value-type="string" calcext:value-type="string">
            <text:p>True</text:p>
          </table:table-cell>
          <table:table-cell table:formula="of:=[.B14]" office:value-type="string" office:string-value="gG - HN" calcext:value-type="string">
            <text:p>gG - HN</text:p>
          </table:table-cell>
          <table:table-cell table:formula="of:=[.A14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14] &amp; &quot;_1.csv', 'params.json')&quot;" office:value-type="string" office:string-value="('fuse_lnt', '80_1.csv', 'params.json')" calcext:value-type="string">
            <text:p>('fuse_lnt', '80_1.csv', 'params.json'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G - HN</text:p>
          </table:table-cell>
          <table:table-cell table:formula="of:=[.A15] &amp; &quot;A, &quot; &amp; [.B15]" office:value-type="string" office:string-value="100A, gG - HN" calcext:value-type="string">
            <text:p>100A, gG - HN</text:p>
          </table:table-cell>
          <table:table-cell office:value-type="string" calcext:value-type="string">
            <text:p>gG fuse - HN - L&amp;T</text:p>
          </table:table-cell>
          <table:table-cell office:value-type="string" calcext:value-type="string">
            <text:p>True</text:p>
          </table:table-cell>
          <table:table-cell table:formula="of:=[.B15]" office:value-type="string" office:string-value="gG - HN" calcext:value-type="string">
            <text:p>gG - HN</text:p>
          </table:table-cell>
          <table:table-cell table:formula="of:=[.A15]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15] &amp; &quot;_1.csv', 'params.json')&quot;" office:value-type="string" office:string-value="('fuse_lnt', '100_1.csv', 'params.json')" calcext:value-type="string">
            <text:p>('fuse_lnt', '100_1.csv', 'params.json')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gG - HN</text:p>
          </table:table-cell>
          <table:table-cell table:formula="of:=[.A16] &amp; &quot;A, &quot; &amp; [.B16]" office:value-type="string" office:string-value="125A, gG - HN" calcext:value-type="string">
            <text:p>125A, gG - HN</text:p>
          </table:table-cell>
          <table:table-cell office:value-type="string" calcext:value-type="string">
            <text:p>gG fuse - HN - L&amp;T</text:p>
          </table:table-cell>
          <table:table-cell office:value-type="string" calcext:value-type="string">
            <text:p>True</text:p>
          </table:table-cell>
          <table:table-cell table:formula="of:=[.B16]" office:value-type="string" office:string-value="gG - HN" calcext:value-type="string">
            <text:p>gG - HN</text:p>
          </table:table-cell>
          <table:table-cell table:formula="of:=[.A16]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16] &amp; &quot;_1.csv', 'params.json')&quot;" office:value-type="string" office:string-value="('fuse_lnt', '125_1.csv', 'params.json')" calcext:value-type="string">
            <text:p>('fuse_lnt', '125_1.csv', 'params.json')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gG - HN</text:p>
          </table:table-cell>
          <table:table-cell table:formula="of:=[.A17] &amp; &quot;A, &quot; &amp; [.B17]" office:value-type="string" office:string-value="160A, gG - HN" calcext:value-type="string">
            <text:p>160A, gG - HN</text:p>
          </table:table-cell>
          <table:table-cell office:value-type="string" calcext:value-type="string">
            <text:p>gG fuse - HN - L&amp;T</text:p>
          </table:table-cell>
          <table:table-cell office:value-type="string" calcext:value-type="string">
            <text:p>True</text:p>
          </table:table-cell>
          <table:table-cell table:formula="of:=[.B17]" office:value-type="string" office:string-value="gG - HN" calcext:value-type="string">
            <text:p>gG - HN</text:p>
          </table:table-cell>
          <table:table-cell table:formula="of:=[.A17]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17] &amp; &quot;_1.csv', 'params.json')&quot;" office:value-type="string" office:string-value="('fuse_lnt', '160_1.csv', 'params.json')" calcext:value-type="string">
            <text:p>('fuse_lnt', '160_1.csv', 'params.json')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gG - HN</text:p>
          </table:table-cell>
          <table:table-cell table:formula="of:=[.A18] &amp; &quot;A, &quot; &amp; [.B18]" office:value-type="string" office:string-value="200A, gG - HN" calcext:value-type="string">
            <text:p>200A, gG - HN</text:p>
          </table:table-cell>
          <table:table-cell office:value-type="string" calcext:value-type="string">
            <text:p>gG fuse - HN - L&amp;T</text:p>
          </table:table-cell>
          <table:table-cell office:value-type="string" calcext:value-type="string">
            <text:p>True</text:p>
          </table:table-cell>
          <table:table-cell table:formula="of:=[.B18]" office:value-type="string" office:string-value="gG - HN" calcext:value-type="string">
            <text:p>gG - HN</text:p>
          </table:table-cell>
          <table:table-cell table:formula="of:=[.A18]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18] &amp; &quot;_1.csv', 'params.json')&quot;" office:value-type="string" office:string-value="('fuse_lnt', '200_1.csv', 'params.json')" calcext:value-type="string">
            <text:p>('fuse_lnt', '200_1.csv', 'params.json')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gG - HN</text:p>
          </table:table-cell>
          <table:table-cell table:formula="of:=[.A19] &amp; &quot;A, &quot; &amp; [.B19]" office:value-type="string" office:string-value="250A, gG - HN" calcext:value-type="string">
            <text:p>250A, gG - HN</text:p>
          </table:table-cell>
          <table:table-cell office:value-type="string" calcext:value-type="string">
            <text:p>gG fuse - HN - L&amp;T</text:p>
          </table:table-cell>
          <table:table-cell office:value-type="string" calcext:value-type="string">
            <text:p>True</text:p>
          </table:table-cell>
          <table:table-cell table:formula="of:=[.B19]" office:value-type="string" office:string-value="gG - HN" calcext:value-type="string">
            <text:p>gG - HN</text:p>
          </table:table-cell>
          <table:table-cell table:formula="of:=[.A19]"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19] &amp; &quot;_1.csv', 'params.json')&quot;" office:value-type="string" office:string-value="('fuse_lnt', '250_1.csv', 'params.json')" calcext:value-type="string">
            <text:p>('fuse_lnt', '250_1.csv', 'params.json')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gG - HN</text:p>
          </table:table-cell>
          <table:table-cell table:formula="of:=[.A20] &amp; &quot;A, &quot; &amp; [.B20]" office:value-type="string" office:string-value="315A, gG - HN" calcext:value-type="string">
            <text:p>315A, gG - HN</text:p>
          </table:table-cell>
          <table:table-cell office:value-type="string" calcext:value-type="string">
            <text:p>gG fuse - HN - L&amp;T</text:p>
          </table:table-cell>
          <table:table-cell office:value-type="string" calcext:value-type="string">
            <text:p>True</text:p>
          </table:table-cell>
          <table:table-cell table:formula="of:=[.B20]" office:value-type="string" office:string-value="gG - HN" calcext:value-type="string">
            <text:p>gG - HN</text:p>
          </table:table-cell>
          <table:table-cell table:formula="of:=[.A20]"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20] &amp; &quot;_1.csv', 'params.json')&quot;" office:value-type="string" office:string-value="('fuse_lnt', '315_1.csv', 'params.json')" calcext:value-type="string">
            <text:p>('fuse_lnt', '315_1.csv', 'params.json')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gG - HN</text:p>
          </table:table-cell>
          <table:table-cell table:formula="of:=[.A21] &amp; &quot;A, &quot; &amp; [.B21]" office:value-type="string" office:string-value="400A, gG - HN" calcext:value-type="string">
            <text:p>400A, gG - HN</text:p>
          </table:table-cell>
          <table:table-cell office:value-type="string" calcext:value-type="string">
            <text:p>gG fuse - HN - L&amp;T</text:p>
          </table:table-cell>
          <table:table-cell office:value-type="string" calcext:value-type="string">
            <text:p>True</text:p>
          </table:table-cell>
          <table:table-cell table:formula="of:=[.B21]" office:value-type="string" office:string-value="gG - HN" calcext:value-type="string">
            <text:p>gG - HN</text:p>
          </table:table-cell>
          <table:table-cell table:formula="of:=[.A21]"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21] &amp; &quot;_1.csv', 'params.json')&quot;" office:value-type="string" office:string-value="('fuse_lnt', '400_1.csv', 'params.json')" calcext:value-type="string">
            <text:p>('fuse_lnt', '400_1.csv', 'params.json')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gG - HN</text:p>
          </table:table-cell>
          <table:table-cell table:formula="of:=[.A22] &amp; &quot;A, &quot; &amp; [.B22]" office:value-type="string" office:string-value="500A, gG - HN" calcext:value-type="string">
            <text:p>500A, gG - HN</text:p>
          </table:table-cell>
          <table:table-cell office:value-type="string" calcext:value-type="string">
            <text:p>gG fuse - HN - L&amp;T</text:p>
          </table:table-cell>
          <table:table-cell office:value-type="string" calcext:value-type="string">
            <text:p>True</text:p>
          </table:table-cell>
          <table:table-cell table:formula="of:=[.B22]" office:value-type="string" office:string-value="gG - HN" calcext:value-type="string">
            <text:p>gG - HN</text:p>
          </table:table-cell>
          <table:table-cell table:formula="of:=[.A22]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22] &amp; &quot;_1.csv', 'params.json')&quot;" office:value-type="string" office:string-value="('fuse_lnt', '500_1.csv', 'params.json')" calcext:value-type="string">
            <text:p>('fuse_lnt', '500_1.csv', 'params.json')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gG - HN</text:p>
          </table:table-cell>
          <table:table-cell table:formula="of:=[.A23] &amp; &quot;A, &quot; &amp; [.B23]" office:value-type="string" office:string-value="630A, gG - HN" calcext:value-type="string">
            <text:p>630A, gG - HN</text:p>
          </table:table-cell>
          <table:table-cell office:value-type="string" calcext:value-type="string">
            <text:p>gG fuse - HN - L&amp;T</text:p>
          </table:table-cell>
          <table:table-cell office:value-type="string" calcext:value-type="string">
            <text:p>True</text:p>
          </table:table-cell>
          <table:table-cell table:formula="of:=[.B23]" office:value-type="string" office:string-value="gG - HN" calcext:value-type="string">
            <text:p>gG - HN</text:p>
          </table:table-cell>
          <table:table-cell table:formula="of:=[.A23]"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23] &amp; &quot;_1.csv', 'params.json')&quot;" office:value-type="string" office:string-value="('fuse_lnt', '630_1.csv', 'params.json')" calcext:value-type="string">
            <text:p>('fuse_lnt', '630_1.csv', 'params.json')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gG - HN</text:p>
          </table:table-cell>
          <table:table-cell table:formula="of:=[.A24] &amp; &quot;A, &quot; &amp; [.B24]" office:value-type="string" office:string-value="800A, gG - HN" calcext:value-type="string">
            <text:p>800A, gG - HN</text:p>
          </table:table-cell>
          <table:table-cell office:value-type="string" calcext:value-type="string">
            <text:p>gG fuse - HN - L&amp;T</text:p>
          </table:table-cell>
          <table:table-cell office:value-type="string" calcext:value-type="string">
            <text:p>True</text:p>
          </table:table-cell>
          <table:table-cell table:formula="of:=[.B24]" office:value-type="string" office:string-value="gG - HN" calcext:value-type="string">
            <text:p>gG - HN</text:p>
          </table:table-cell>
          <table:table-cell table:formula="of:=[.A24]"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24] &amp; &quot;_1.csv', 'params.json')&quot;" office:value-type="string" office:string-value="('fuse_lnt', '800_1.csv', 'params.json')" calcext:value-type="string">
            <text:p>('fuse_lnt', '800_1.csv', 'params.json')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string" calcext:value-type="string">
            <text:p>MV HRC</text:p>
          </table:table-cell>
          <table:table-cell table:formula="of:=[.A25] &amp; &quot;A, &quot; &amp; [.B25]" office:value-type="string" office:string-value="6.3A, MV HRC" calcext:value-type="string">
            <text:p>6.3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25]" office:value-type="string" office:string-value="MV HRC" calcext:value-type="string">
            <text:p>MV HRC</text:p>
          </table:table-cell>
          <table:table-cell table:formula="of:=[.A25]" office:value-type="float" office:value="6.3" calcext:value-type="float">
            <text:p>6.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25] &amp; &quot;.csv', 'params.json')&quot;" office:value-type="string" office:string-value="('fuse_abb_cef', '6.3.csv', 'params.json')" calcext:value-type="string">
            <text:p>('fuse_abb_cef', '6.3.csv', 'params.json'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V HRC</text:p>
          </table:table-cell>
          <table:table-cell table:formula="of:=[.A26] &amp; &quot;A, &quot; &amp; [.B26]" office:value-type="string" office:string-value="10A, MV HRC" calcext:value-type="string">
            <text:p>10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26]" office:value-type="string" office:string-value="MV HRC" calcext:value-type="string">
            <text:p>MV HRC</text:p>
          </table:table-cell>
          <table:table-cell table:formula="of:=[.A26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26] &amp; &quot;.csv', 'params.json')&quot;" office:value-type="string" office:string-value="('fuse_abb_cef', '10.csv', 'params.json')" calcext:value-type="string">
            <text:p>('fuse_abb_cef', '10.csv', 'params.json'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V HRC</text:p>
          </table:table-cell>
          <table:table-cell table:formula="of:=[.A27] &amp; &quot;A, &quot; &amp; [.B27]" office:value-type="string" office:string-value="16A, MV HRC" calcext:value-type="string">
            <text:p>16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27]" office:value-type="string" office:string-value="MV HRC" calcext:value-type="string">
            <text:p>MV HRC</text:p>
          </table:table-cell>
          <table:table-cell table:formula="of:=[.A27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27] &amp; &quot;.csv', 'params.json')&quot;" office:value-type="string" office:string-value="('fuse_abb_cef', '16.csv', 'params.json')" calcext:value-type="string">
            <text:p>('fuse_abb_cef', '16.csv', 'params.json'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V HRC</text:p>
          </table:table-cell>
          <table:table-cell table:formula="of:=[.A28] &amp; &quot;A, &quot; &amp; [.B28]" office:value-type="string" office:string-value="20A, MV HRC" calcext:value-type="string">
            <text:p>20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28]" office:value-type="string" office:string-value="MV HRC" calcext:value-type="string">
            <text:p>MV HRC</text:p>
          </table:table-cell>
          <table:table-cell table:formula="of:=[.A28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28] &amp; &quot;.csv', 'params.json')&quot;" office:value-type="string" office:string-value="('fuse_abb_cef', '20.csv', 'params.json')" calcext:value-type="string">
            <text:p>('fuse_abb_cef', '20.csv', 'params.json'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V HRC</text:p>
          </table:table-cell>
          <table:table-cell table:formula="of:=[.A29] &amp; &quot;A, &quot; &amp; [.B29]" office:value-type="string" office:string-value="25A, MV HRC" calcext:value-type="string">
            <text:p>25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29]" office:value-type="string" office:string-value="MV HRC" calcext:value-type="string">
            <text:p>MV HRC</text:p>
          </table:table-cell>
          <table:table-cell table:formula="of:=[.A29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29] &amp; &quot;.csv', 'params.json')&quot;" office:value-type="string" office:string-value="('fuse_abb_cef', '25.csv', 'params.json')" calcext:value-type="string">
            <text:p>('fuse_abb_cef', '25.csv', 'params.json')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string" calcext:value-type="string">
            <text:p>MV HRC</text:p>
          </table:table-cell>
          <table:table-cell table:formula="of:=[.A30] &amp; &quot;A, &quot; &amp; [.B30]" office:value-type="string" office:string-value="31.5A, MV HRC" calcext:value-type="string">
            <text:p>31.5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30]" office:value-type="string" office:string-value="MV HRC" calcext:value-type="string">
            <text:p>MV HRC</text:p>
          </table:table-cell>
          <table:table-cell table:formula="of:=[.A30]" office:value-type="float" office:value="31.5" calcext:value-type="float">
            <text:p>31.5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30] &amp; &quot;.csv', 'params.json')&quot;" office:value-type="string" office:string-value="('fuse_abb_cef', '31.5.csv', 'params.json')" calcext:value-type="string">
            <text:p>('fuse_abb_cef', '31.5.csv', 'params.json')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V HRC</text:p>
          </table:table-cell>
          <table:table-cell table:formula="of:=[.A31] &amp; &quot;A, &quot; &amp; [.B31]" office:value-type="string" office:string-value="40A, MV HRC" calcext:value-type="string">
            <text:p>40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31]" office:value-type="string" office:string-value="MV HRC" calcext:value-type="string">
            <text:p>MV HRC</text:p>
          </table:table-cell>
          <table:table-cell table:formula="of:=[.A31]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31] &amp; &quot;.csv', 'params.json')&quot;" office:value-type="string" office:string-value="('fuse_abb_cef', '40.csv', 'params.json')" calcext:value-type="string">
            <text:p>('fuse_abb_cef', '40.csv', 'params.json'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V HRC</text:p>
          </table:table-cell>
          <table:table-cell table:formula="of:=[.A32] &amp; &quot;A, &quot; &amp; [.B32]" office:value-type="string" office:string-value="50A, MV HRC" calcext:value-type="string">
            <text:p>50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32]" office:value-type="string" office:string-value="MV HRC" calcext:value-type="string">
            <text:p>MV HRC</text:p>
          </table:table-cell>
          <table:table-cell table:formula="of:=[.A32]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32] &amp; &quot;.csv', 'params.json')&quot;" office:value-type="string" office:string-value="('fuse_abb_cef', '50.csv', 'params.json')" calcext:value-type="string">
            <text:p>('fuse_abb_cef', '50.csv', 'params.json')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V HRC</text:p>
          </table:table-cell>
          <table:table-cell table:formula="of:=[.A33] &amp; &quot;A, &quot; &amp; [.B33]" office:value-type="string" office:string-value="63A, MV HRC" calcext:value-type="string">
            <text:p>63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33]" office:value-type="string" office:string-value="MV HRC" calcext:value-type="string">
            <text:p>MV HRC</text:p>
          </table:table-cell>
          <table:table-cell table:formula="of:=[.A33]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33] &amp; &quot;.csv', 'params.json')&quot;" office:value-type="string" office:string-value="('fuse_abb_cef', '63.csv', 'params.json')" calcext:value-type="string">
            <text:p>('fuse_abb_cef', '63.csv', 'params.json')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V HRC</text:p>
          </table:table-cell>
          <table:table-cell table:formula="of:=[.A34] &amp; &quot;A, &quot; &amp; [.B34]" office:value-type="string" office:string-value="80A, MV HRC" calcext:value-type="string">
            <text:p>80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34]" office:value-type="string" office:string-value="MV HRC" calcext:value-type="string">
            <text:p>MV HRC</text:p>
          </table:table-cell>
          <table:table-cell table:formula="of:=[.A34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34] &amp; &quot;.csv', 'params.json')&quot;" office:value-type="string" office:string-value="('fuse_abb_cef', '80.csv', 'params.json')" calcext:value-type="string">
            <text:p>('fuse_abb_cef', '80.csv', 'params.json'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V HRC</text:p>
          </table:table-cell>
          <table:table-cell table:formula="of:=[.A35] &amp; &quot;A, &quot; &amp; [.B35]" office:value-type="string" office:string-value="100A, MV HRC" calcext:value-type="string">
            <text:p>100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35]" office:value-type="string" office:string-value="MV HRC" calcext:value-type="string">
            <text:p>MV HRC</text:p>
          </table:table-cell>
          <table:table-cell table:formula="of:=[.A35]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35] &amp; &quot;.csv', 'params.json')&quot;" office:value-type="string" office:string-value="('fuse_abb_cef', '100.csv', 'params.json')" calcext:value-type="string">
            <text:p>('fuse_abb_cef', '100.csv', 'params.json')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MV HRC</text:p>
          </table:table-cell>
          <table:table-cell table:formula="of:=[.A36] &amp; &quot;A, &quot; &amp; [.B36]" office:value-type="string" office:string-value="125A, MV HRC" calcext:value-type="string">
            <text:p>125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36]" office:value-type="string" office:string-value="MV HRC" calcext:value-type="string">
            <text:p>MV HRC</text:p>
          </table:table-cell>
          <table:table-cell table:formula="of:=[.A36]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36] &amp; &quot;.csv', 'params.json')&quot;" office:value-type="string" office:string-value="('fuse_abb_cef', '125.csv', 'params.json')" calcext:value-type="string">
            <text:p>('fuse_abb_cef', '125.csv', 'params.json')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MV HRC</text:p>
          </table:table-cell>
          <table:table-cell table:formula="of:=[.A37] &amp; &quot;A, &quot; &amp; [.B37]" office:value-type="string" office:string-value="160A, MV HRC" calcext:value-type="string">
            <text:p>160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37]" office:value-type="string" office:string-value="MV HRC" calcext:value-type="string">
            <text:p>MV HRC</text:p>
          </table:table-cell>
          <table:table-cell table:formula="of:=[.A37]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37] &amp; &quot;.csv', 'params.json')&quot;" office:value-type="string" office:string-value="('fuse_abb_cef', '160.csv', 'params.json')" calcext:value-type="string">
            <text:p>('fuse_abb_cef', '160.csv', 'params.json')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MV HRC</text:p>
          </table:table-cell>
          <table:table-cell table:formula="of:=[.A38] &amp; &quot;A, &quot; &amp; [.B38]" office:value-type="string" office:string-value="200A, MV HRC" calcext:value-type="string">
            <text:p>200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38]" office:value-type="string" office:string-value="MV HRC" calcext:value-type="string">
            <text:p>MV HRC</text:p>
          </table:table-cell>
          <table:table-cell table:formula="of:=[.A38]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38] &amp; &quot;.csv', 'params.json')&quot;" office:value-type="string" office:string-value="('fuse_abb_cef', '200.csv', 'params.json')" calcext:value-type="string">
            <text:p>('fuse_abb_cef', '200.csv', 'params.json'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20T14:26:37.792862189</dc:date>
    <dc:creator>Manu Varkey</dc:creator>
    <meta:editing-duration>PT1H30M1S</meta:editing-duration>
    <meta:editing-cycles>46</meta:editing-cycles>
    <meta:generator>LibreOffice/7.3.7.2$Linux_X86_64 LibreOffice_project/30$Build-2</meta:generator>
    <meta:document-statistic meta:table-count="1" meta:cell-count="378" meta:object-count="0"/>
  </office:meta>
</office:document-meta>
</file>